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655cm" fo:min-width="3.818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.04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893cm" fo:min-width="3.945cm"/>
    </style:style>
    <style:style style:name="gr4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691cm"/>
    </style:style>
    <style:style style:name="gr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="none" draw:textarea-vertical-align="middle" draw:auto-grow-height="false" fo:min-height="2.761cm" fo:min-width="0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528cm" fo:min-width="4.326cm"/>
    </style:style>
    <style:style style:name="gr10" style:family="graphic" style:parent-style-name="standard">
      <style:graphic-properties svg:stroke-color="#000000" draw:fill-color="#ffff00" draw:textarea-horizontal-align="justify" draw:textarea-vertical-align="middle" draw:auto-grow-height="false" fo:min-height="1.782cm" fo:min-width="3.05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28cm" fo:min-width="4.199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2.036cm" fo:min-width="5.342cm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528cm" fo:min-width="4.453cm"/>
    </style:style>
    <style:style style:name="gr14" style:family="graphic" style:parent-style-name="standard">
      <style:graphic-properties svg:stroke-color="#000000" draw:fill-color="#ffff00" draw:textarea-horizontal-align="justify" draw:textarea-vertical-align="middle" draw:auto-grow-height="false" fo:min-height="1.528cm" fo:min-width="2.421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528cm" fo:min-width="3.564cm"/>
    </style:style>
    <style:style style:name="gr16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1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056cm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000000" draw:fill-color="#ffff00" draw:textarea-horizontal-align="justify" draw:textarea-vertical-align="middle" draw:auto-grow-height="false" fo:min-height="1.274cm" fo:min-width="3.564cm"/>
    </style:style>
    <style:style style:name="gr21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18cm" svg:height="1.905cm" svg:x="9.525cm" svg:y="5.588cm">
          <text:p text:style-name="P1">Microcontroller</text:p>
          <text:p text:style-name="P1">STM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397cm" svg:x="3.102cm" svg:y="1.016cm">
          <text:p text:style-name="P1">LC fil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445cm" svg:height="1.143cm" svg:x="6.731cm" svg:y="2.413cm">
          <text:p text:style-name="P1">3.3V regula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.642cm" svg:y1="1.714cm" svg:x2="6.731cm" svg:y2="2.984cm" draw:start-shape="id1" draw:start-glue-point="1" draw:end-shape="id2" draw:end-glue-point="3" svg:d="M5642 1714c816 0 272 1270 1089 1270" svg:viewBox="0 0 1090 1271">
          <text:p/>
        </draw:connector>
        <draw:connector draw:style-name="gr5" draw:text-style-name="P3" draw:layer="layout" draw:type="curve" svg:x1="3.102cm" svg:y1="1.714cm" svg:x2="0.778cm" svg:y2="1.686cm" draw:start-shape="id1" draw:start-glue-point="3" svg:d="M3102 1714c-2118 0-956-28-2324-28" svg:viewBox="0 0 2325 29">
          <text:p text:style-name="P1">5V</text:p>
          <text:p text:style-name="P1">input</text:p>
        </draw:connector>
        <draw:connector draw:style-name="gr4" draw:text-style-name="P3" draw:layer="layout" draw:type="curve" svg:x1="11.176cm" svg:y1="2.984cm" svg:x2="11.684cm" svg:y2="5.588cm" draw:start-shape="id2" draw:start-glue-point="1" draw:end-shape="id3" draw:end-glue-point="0" svg:d="M11176 2984c339 0 508 868 508 2604" svg:viewBox="0 0 509 2605">
          <text:p/>
        </draw:connector>
        <draw:custom-shape draw:style-name="gr6" draw:text-style-name="P2" xml:id="id4" draw:id="id4" draw:layer="layout" svg:width="4.191cm" svg:height="2.667cm" svg:x="18.034cm" svg:y="3.302cm">
          <text:p text:style-name="P1">Temperature</text:p>
          <text:p text:style-name="P1">Measurement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843cm" svg:y1="6.54cm" svg:x2="18.034cm" svg:y2="4.635cm" draw:start-shape="id3" draw:start-glue-point="1" draw:end-shape="id4" svg:d="M13843 6540c3142 0 1047-1905 4191-1905" svg:viewBox="0 0 4192 1906">
          <text:p text:style-name="P1">SPI <text:s/></text:p>
          <text:p text:style-name="P1"/>
          <text:p text:style-name="P1"/>
        </draw:connector>
        <draw:custom-shape draw:style-name="gr8" draw:text-style-name="P3" draw:layer="layout" svg:width="0.635cm" svg:height="3.175cm" svg:x="22.479cm" svg:y="3.048cm">
          <text:p text:style-name="P1"><text:s text:c="20"/>x5 .. x6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xml:id="id5" draw:id="id5" draw:layer="layout" svg:width="4.826cm" svg:height="1.778cm" svg:x="16.129cm" svg:y="0.762cm">
          <text:p text:style-name="P1">Serial interface</text:p>
          <text:p text:style-name="P1">to Raspberry Pi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6.129cm" svg:y1="1.651cm" svg:x2="13.843cm" svg:y2="6.54cm" draw:start-shape="id5" draw:start-glue-point="3" draw:end-shape="id3" draw:end-glue-point="1" svg:d="M16129 1651c-1714 0-572 4889-2286 4889" svg:viewBox="0 0 2287 4890">
          <text:p text:style-name="P1">UART <text:s text:c="9"/></text:p>
          <text:p text:style-name="P1"/>
        </draw:connector>
        <draw:custom-shape draw:style-name="gr10" draw:text-style-name="P2" xml:id="id6" draw:id="id6" draw:layer="layout" svg:width="3.556cm" svg:height="2.032cm" svg:x="20.704cm" svg:y="10.168cm">
          <text:p text:style-name="P1">RS422</text:p>
          <text:p text:style-name="P1">transceiv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843cm" svg:y1="6.54cm" svg:x2="20.704cm" svg:y2="11.184cm" draw:start-shape="id3" draw:start-glue-point="1" draw:end-shape="id6" draw:end-glue-point="3" svg:d="M13843 6540c5146 0 1716 4644 6861 4644" svg:viewBox="0 0 6862 4645">
          <text:p text:style-name="P1"/>
          <text:p text:style-name="P1"/>
          <text:p text:style-name="P1"/>
          <text:p text:style-name="P1"><text:s text:c="18"/>UART</text:p>
        </draw:connector>
        <draw:connector draw:style-name="gr7" draw:text-style-name="P3" draw:layer="layout" draw:type="curve" svg:x1="24.26cm" svg:y1="11.184cm" svg:x2="27.186cm" svg:y2="11.182cm" draw:start-shape="id6" draw:start-glue-point="1" svg:d="M24260 11184c2571 0 1108-2 2926-2" svg:viewBox="0 0 2927 3">
          <text:p text:style-name="P1">RS422</text:p>
          <text:p text:style-name="P1">to RXSM</text:p>
        </draw:connector>
        <draw:custom-shape draw:style-name="gr11" draw:text-style-name="P1" xml:id="id7" draw:id="id7" draw:layer="layout" svg:width="4.699cm" svg:height="1.778cm" svg:x="12.954cm" svg:y="12.192cm">
          <text:p text:style-name="P1">Pressur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1.684cm" svg:y1="7.493cm" svg:x2="15.303cm" svg:y2="12.192cm" draw:start-shape="id3" draw:start-glue-point="2" draw:end-shape="id7" svg:d="M11684 7493c0 3523 3619 1174 3619 4699" svg:viewBox="0 0 3620 4700">
          <text:p text:style-name="P1"/>
          <text:p text:style-name="P1"/>
          <text:p text:style-name="P1"/>
          <text:p text:style-name="P1"/>
          <text:p text:style-name="P1"><text:s text:c="12"/>I²C</text:p>
        </draw:connector>
        <draw:custom-shape draw:style-name="gr12" draw:text-style-name="P1" xml:id="id10" draw:id="id10" draw:layer="layout" svg:width="5.842cm" svg:height="2.286cm" svg:x="8.763cm" svg:y="14.732cm">
          <text:p text:style-name="P1">Battery/structure</text:p>
          <text:p text:style-name="P1">temperature</text:p>
          <text:p text:style-name="P1">sensor connector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4.953cm" svg:height="1.778cm" svg:x="3.81cm" svg:y="9.144cm">
          <text:p text:style-name="P1">Measurement</text:p>
          <text:p text:style-name="P1">Amplifier &amp; ADC</text:p>
          <draw:enhanced-geometry svg:viewBox="0 0 21600 21600" draw:type="rectangle" draw:enhanced-path="M 0 0 L 21600 0 21600 21600 0 21600 0 0 Z N"/>
        </draw:custom-shape>
        <draw:custom-shape draw:style-name="gr14" draw:text-style-name="P2" xml:id="id8" draw:id="id8" draw:layer="layout" svg:width="2.921cm" svg:height="1.778cm" svg:x="9.652cm" svg:y="11.557cm">
          <text:p text:style-name="P1">One-Wire</text:p>
          <text:p text:style-name="P1">driv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1.112cm" svg:y1="11.557cm" svg:x2="11.684cm" svg:y2="7.493cm" draw:start-shape="id8" draw:start-glue-point="0" draw:end-shape="id3" draw:end-glue-point="2" svg:d="M11112 11557c0-3048 572-1016 572-4064" svg:viewBox="0 0 573 4065">
          <text:p text:style-name="P1"/>
          <text:p text:style-name="P1">UART <text:s text:c="9"/></text:p>
          <text:p text:style-name="P1"/>
        </draw:connector>
        <draw:connector draw:style-name="gr7" draw:text-style-name="P3" draw:layer="layout" draw:type="curve" svg:x1="6.286cm" svg:y1="9.144cm" svg:x2="9.525cm" svg:y2="6.54cm" draw:start-shape="id9" draw:start-glue-point="0" draw:end-shape="id3" draw:end-glue-point="3" svg:d="M6286 9144c0-1736 1079-2604 3239-2604" svg:viewBox="0 0 3240 2605">
          <text:p text:style-name="P1">SPI <text:s text:c="7"/></text:p>
        </draw:connector>
        <draw:connector draw:style-name="gr7" draw:text-style-name="P3" draw:layer="layout" draw:type="curve" svg:x1="11.112cm" svg:y1="13.335cm" svg:x2="11.684cm" svg:y2="14.732cm" draw:start-shape="id8" draw:start-glue-point="2" draw:end-shape="id10" draw:end-glue-point="0" svg:d="M11112 13335c0 1048 572 350 572 1397" svg:viewBox="0 0 573 1398">
          <text:p text:style-name="P1">One-Wire <text:s text:c="18"/></text:p>
        </draw:connector>
        <draw:custom-shape draw:style-name="gr15" draw:text-style-name="P1" xml:id="id11" draw:id="id11" draw:layer="layout" svg:width="4.064cm" svg:height="1.778cm" svg:x="3.175cm" svg:y="13.97cm">
          <text:p text:style-name="P1">Forc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207cm" svg:y1="13.97cm" svg:x2="6.286cm" svg:y2="10.922cm" draw:start-shape="id11" draw:start-glue-point="0" draw:end-shape="id9" draw:end-glue-point="2" svg:d="M5207 13970c0-2286 1079-762 1079-3048" svg:viewBox="0 0 1080 3049">
          <text:p text:style-name="P1">Analog <text:s text:c="16"/></text:p>
        </draw:connector>
        <draw:custom-shape draw:style-name="gr16" draw:text-style-name="P1" xml:id="id12" draw:id="id12" draw:layer="layout" svg:width="3.683cm" svg:height="1.651cm" svg:x="0.889cm" svg:y="3.937cm">
          <text:p text:style-name="P1">Powerboard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3.683cm" svg:height="1.651cm" svg:x="0.889cm" svg:y="5.842cm">
          <text:p text:style-name="P1">Powerboard</text:p>
          <text:p text:style-name="P1">sensing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4.572cm" svg:y1="4.762cm" svg:x2="9.525cm" svg:y2="6.54cm" draw:start-shape="id12" draw:start-glue-point="1" draw:end-shape="id3" draw:end-glue-point="3" svg:d="M4572 4762c3714 0 1238 1778 4953 1778" svg:viewBox="0 0 4954 1779">
          <text:p text:style-name="P1"><text:s text:c="5"/>GPIO</text:p>
          <text:p text:style-name="P1"/>
          <text:p text:style-name="P1"/>
        </draw:connector>
        <draw:connector draw:style-name="gr17" draw:text-style-name="P3" draw:layer="layout" draw:type="curve" svg:x1="4.572cm" svg:y1="6.667cm" svg:x2="9.525cm" svg:y2="6.54cm" draw:start-shape="id13" draw:start-glue-point="1" draw:end-shape="id3" draw:end-glue-point="3" svg:d="M4572 6667c3714 0 1238-127 4953-127" svg:viewBox="0 0 4954 128">
          <text:p text:style-name="P1">Analog <text:s text:c="11"/></text:p>
          <text:p text:style-name="P1"/>
        </draw:connector>
        <draw:custom-shape draw:style-name="gr18" draw:text-style-name="P2" xml:id="id14" draw:id="id14" draw:layer="layout" svg:width="3.556cm" svg:height="2.667cm" svg:x="21.463cm" svg:y="6.858cm">
          <text:p text:style-name="P1">Redundant</text:p>
          <text:p text:style-name="P1">Flash<text:line-break/>Storage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3.843cm" svg:y1="6.54cm" svg:x2="21.463cm" svg:y2="8.191cm" draw:start-shape="id3" draw:start-glue-point="1" draw:end-shape="id14" svg:d="M13843 6540c5715 0 1905 1651 7620 1651" svg:viewBox="0 0 7621 1652">
          <text:p text:style-name="P1"><text:s text:c="10"/>SPI</text:p>
        </draw:connector>
        <draw:custom-shape draw:style-name="gr20" draw:text-style-name="P2" xml:id="id15" draw:id="id15" draw:layer="layout" svg:width="4.064cm" svg:height="1.524cm" svg:x="20.401cm" svg:y="12.346cm">
          <text:p text:style-name="P1">opto-coupl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843cm" svg:y1="6.54cm" svg:x2="20.401cm" svg:y2="13.108cm" draw:start-shape="id3" draw:start-glue-point="1" draw:end-shape="id15" draw:end-glue-point="3" svg:d="M13843 6540c4918 0 1640 6568 6558 6568" svg:viewBox="0 0 6559 6569">
          <text:p text:style-name="P1"/>
          <text:p text:style-name="P1"/>
          <text:p text:style-name="P1"/>
          <text:p text:style-name="P1"/>
          <text:p text:style-name="P1"/>
          <text:p text:style-name="P1"><text:s text:c="18"/>GPIO</text:p>
        </draw:connector>
        <draw:connector draw:style-name="gr7" draw:text-style-name="P3" draw:layer="layout" draw:type="curve" svg:x1="24.465cm" svg:y1="13.108cm" svg:x2="27.221cm" svg:y2="13.095cm" draw:start-shape="id15" draw:start-glue-point="1" svg:d="M24465 13108c2443 0 1066-13 2756-13" svg:viewBox="0 0 2757 14">
          <text:p text:style-name="P1"/>
          <text:p text:style-name="P1">RXSM</text:p>
          <text:p text:style-name="P1">event</text:p>
          <text:p text:style-name="P1">lines</text:p>
        </draw:connector>
        <draw:custom-shape draw:style-name="gr21" draw:text-style-name="P5" draw:layer="layout" svg:width="2.413cm" svg:height="1.016cm" svg:x="22.733cm" svg:y="16.256cm">
          <text:p text:style-name="P4"><text:span text:style-name="T1">Electronic</text:span></text:p>
          <text:p text:style-name="P4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413cm" svg:height="1.016cm" svg:x="25.273cm" svg:y="16.256cm">
          <text:p text:style-name="P4"><text:span text:style-name="T1">Interface /</text:span></text:p>
          <text:p text:style-name="P4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.924cm" svg:height="0.725cm" svg:x="24.23cm" svg:y="15.594cm">
          <draw:text-box>
            <text:p><text:span text:style-name="T1">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42:23.304497671</meta:creation-date>
    <dc:date>2017-03-16T18:00:44.572348762</dc:date>
    <meta:editing-duration>PT41M36S</meta:editing-duration>
    <meta:editing-cycles>8</meta:editing-cycles>
    <meta:generator>LibreOffice/5.2.6.2$Linux_X86_64 LibreOffice_project/20$Build-2</meta:generator>
    <meta:document-statistic meta:object-count="36"/>
  </office:meta>
</office:document-meta>
</file>